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5.118cm" svg:y2="7.199cm" draw:start-shape="id1" draw:start-glue-point="3" draw:end-shape="id2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frame draw:style-name="gr11" draw:text-style-name="P4" draw:layer="layout" svg:width="3.836cm" svg:height="1.673cm" svg:x="10.626cm" svg:y="0.746cm">
          <draw:text-box>
            <text:p>All resistors are 10 k<text:span text:style-name="T2">Ω</text:span></text:p>
          </draw:text-box>
        </draw:frame>
        <draw:g xml:id="id3" draw:id="id3">
          <draw:line draw:style-name="gr12" draw:text-style-name="P5" draw:layer="layout" svg:x1="9.837cm" svg:y1="3.73cm" svg:x2="10.185cm" svg:y2="3.791cm">
            <text:p/>
          </draw:line>
          <draw:line draw:style-name="gr12" draw:text-style-name="P5" draw:layer="layout" svg:x1="9.609cm" svg:y1="3.899cm" svg:x2="10.184cm" svg:y2="4.008cm">
            <text:p/>
          </draw:line>
          <draw:line draw:style-name="gr12" draw:text-style-name="P5" draw:layer="layout" svg:x1="9.605cm" svg:y1="3.902cm" svg:x2="10.18cm" svg:y2="3.79cm">
            <text:p/>
          </draw:line>
          <draw:line draw:style-name="gr12" draw:text-style-name="P5" draw:layer="layout" svg:x1="10.181cm" svg:y1="4.007cm" svg:x2="9.606cm" svg:y2="4.119cm">
            <text:p/>
          </draw:line>
          <draw:line draw:style-name="gr12" draw:text-style-name="P5" draw:layer="layout" svg:x1="10.181cm" svg:y1="4.224cm" svg:x2="9.606cm" svg:y2="4.336cm">
            <text:p/>
          </draw:line>
          <draw:line draw:style-name="gr12" draw:text-style-name="P5" draw:layer="layout" svg:x1="10.185cm" svg:y1="4.227cm" svg:x2="9.61cm" svg:y2="4.118cm">
            <text:p/>
          </draw:line>
          <draw:line draw:style-name="gr12" draw:text-style-name="P5" draw:layer="layout" svg:x1="9.609cm" svg:y1="4.326cm" svg:x2="10.184cm" svg:y2="4.435cm">
            <text:p/>
          </draw:line>
          <draw:line draw:style-name="gr12" draw:text-style-name="P5" draw:layer="layout" svg:x1="9.61cm" svg:y1="4.543cm" svg:x2="10.185cm" svg:y2="4.652cm">
            <text:p/>
          </draw:line>
          <draw:line draw:style-name="gr12" draw:text-style-name="P5" draw:layer="layout" svg:x1="9.606cm" svg:y1="4.546cm" svg:x2="10.181cm" svg:y2="4.434cm">
            <text:p/>
          </draw:line>
          <draw:line draw:style-name="gr12" draw:text-style-name="P5" draw:layer="layout" svg:x1="10.181cm" svg:y1="4.65cm" svg:x2="9.606cm" svg:y2="4.762cm">
            <text:p/>
          </draw:line>
          <draw:line draw:style-name="gr12" draw:text-style-name="P5" draw:layer="layout" svg:x1="10.181cm" svg:y1="4.868cm" svg:x2="9.839cm" svg:y2="4.932cm">
            <text:p/>
          </draw:line>
          <draw:line draw:style-name="gr12" draw:text-style-name="P5" draw:layer="layout" svg:x1="10.185cm" svg:y1="4.87cm" svg:x2="9.61cm" svg:y2="4.761cm">
            <text:p/>
          </draw:line>
        </draw:g>
        <draw:connector draw:style-name="gr9" draw:text-style-name="P2" draw:layer="layout" svg:x1="9.895cm" svg:y1="3.73cm" svg:x2="5.369cm" svg:y2="3.09cm" draw:start-shape="id3" draw:start-glue-point="0" draw:end-shape="id1" draw:end-glue-point="1" svg:d="M9895 3730v-640h-4526" svg:viewBox="0 0 4527 641">
          <text:p/>
        </draw:connector>
        <draw:g>
          <draw:line draw:style-name="gr12" draw:text-style-name="P5" draw:layer="layout" svg:x1="8.937cm" svg:y1="3.731cm" svg:x2="9.285cm" svg:y2="3.792cm">
            <text:p/>
          </draw:line>
          <draw:line draw:style-name="gr12" draw:text-style-name="P5" draw:layer="layout" svg:x1="8.709cm" svg:y1="3.9cm" svg:x2="9.284cm" svg:y2="4.009cm">
            <text:p/>
          </draw:line>
          <draw:line draw:style-name="gr12" draw:text-style-name="P5" draw:layer="layout" svg:x1="8.705cm" svg:y1="3.903cm" svg:x2="9.28cm" svg:y2="3.791cm">
            <text:p/>
          </draw:line>
          <draw:line draw:style-name="gr12" draw:text-style-name="P5" draw:layer="layout" svg:x1="9.281cm" svg:y1="4.008cm" svg:x2="8.706cm" svg:y2="4.12cm">
            <text:p/>
          </draw:line>
          <draw:line draw:style-name="gr12" draw:text-style-name="P5" draw:layer="layout" svg:x1="9.281cm" svg:y1="4.225cm" svg:x2="8.706cm" svg:y2="4.337cm">
            <text:p/>
          </draw:line>
          <draw:line draw:style-name="gr12" draw:text-style-name="P5" draw:layer="layout" svg:x1="9.285cm" svg:y1="4.228cm" svg:x2="8.71cm" svg:y2="4.119cm">
            <text:p/>
          </draw:line>
          <draw:line draw:style-name="gr12" draw:text-style-name="P5" draw:layer="layout" svg:x1="8.709cm" svg:y1="4.327cm" svg:x2="9.284cm" svg:y2="4.436cm">
            <text:p/>
          </draw:line>
          <draw:line draw:style-name="gr12" draw:text-style-name="P5" draw:layer="layout" svg:x1="8.71cm" svg:y1="4.544cm" svg:x2="9.285cm" svg:y2="4.653cm">
            <text:p/>
          </draw:line>
          <draw:line draw:style-name="gr12" draw:text-style-name="P5" draw:layer="layout" svg:x1="8.706cm" svg:y1="4.547cm" svg:x2="9.281cm" svg:y2="4.435cm">
            <text:p/>
          </draw:line>
          <draw:line draw:style-name="gr12" draw:text-style-name="P5" draw:layer="layout" svg:x1="9.281cm" svg:y1="4.651cm" svg:x2="8.706cm" svg:y2="4.763cm">
            <text:p/>
          </draw:line>
          <draw:line draw:style-name="gr12" draw:text-style-name="P5" draw:layer="layout" svg:x1="9.281cm" svg:y1="4.869cm" svg:x2="8.939cm" svg:y2="4.933cm">
            <text:p/>
          </draw:line>
          <draw:line draw:style-name="gr12" draw:text-style-name="P5" draw:layer="layout" svg:x1="9.285cm" svg:y1="4.871cm" svg:x2="8.71cm" svg:y2="4.762cm">
            <text:p/>
          </draw:line>
        </draw:g>
        <draw:g>
          <draw:line draw:style-name="gr12" draw:text-style-name="P5" draw:layer="layout" svg:x1="7.938cm" svg:y1="3.73cm" svg:x2="8.286cm" svg:y2="3.791cm">
            <text:p/>
          </draw:line>
          <draw:line draw:style-name="gr12" draw:text-style-name="P5" draw:layer="layout" svg:x1="7.71cm" svg:y1="3.899cm" svg:x2="8.285cm" svg:y2="4.008cm">
            <text:p/>
          </draw:line>
          <draw:line draw:style-name="gr12" draw:text-style-name="P5" draw:layer="layout" svg:x1="7.706cm" svg:y1="3.902cm" svg:x2="8.281cm" svg:y2="3.79cm">
            <text:p/>
          </draw:line>
          <draw:line draw:style-name="gr12" draw:text-style-name="P5" draw:layer="layout" svg:x1="8.282cm" svg:y1="4.007cm" svg:x2="7.707cm" svg:y2="4.119cm">
            <text:p/>
          </draw:line>
          <draw:line draw:style-name="gr12" draw:text-style-name="P5" draw:layer="layout" svg:x1="8.282cm" svg:y1="4.224cm" svg:x2="7.707cm" svg:y2="4.336cm">
            <text:p/>
          </draw:line>
          <draw:line draw:style-name="gr12" draw:text-style-name="P5" draw:layer="layout" svg:x1="8.286cm" svg:y1="4.227cm" svg:x2="7.711cm" svg:y2="4.118cm">
            <text:p/>
          </draw:line>
          <draw:line draw:style-name="gr12" draw:text-style-name="P5" draw:layer="layout" svg:x1="7.71cm" svg:y1="4.326cm" svg:x2="8.285cm" svg:y2="4.435cm">
            <text:p/>
          </draw:line>
          <draw:line draw:style-name="gr12" draw:text-style-name="P5" draw:layer="layout" svg:x1="7.711cm" svg:y1="4.543cm" svg:x2="8.286cm" svg:y2="4.652cm">
            <text:p/>
          </draw:line>
          <draw:line draw:style-name="gr12" draw:text-style-name="P5" draw:layer="layout" svg:x1="7.707cm" svg:y1="4.546cm" svg:x2="8.282cm" svg:y2="4.434cm">
            <text:p/>
          </draw:line>
          <draw:line draw:style-name="gr12" draw:text-style-name="P5" draw:layer="layout" svg:x1="8.282cm" svg:y1="4.65cm" svg:x2="7.707cm" svg:y2="4.762cm">
            <text:p/>
          </draw:line>
          <draw:line draw:style-name="gr12" draw:text-style-name="P5" draw:layer="layout" svg:x1="8.282cm" svg:y1="4.868cm" svg:x2="7.94cm" svg:y2="4.932cm">
            <text:p/>
          </draw:line>
          <draw:line draw:style-name="gr12" draw:text-style-name="P5" draw:layer="layout" svg:x1="8.286cm" svg:y1="4.87cm" svg:x2="7.711cm" svg:y2="4.761cm">
            <text:p/>
          </draw:line>
        </draw:g>
        <draw:g>
          <draw:line draw:style-name="gr12" draw:text-style-name="P5" draw:layer="layout" svg:x1="7.038cm" svg:y1="3.731cm" svg:x2="7.386cm" svg:y2="3.792cm">
            <text:p/>
          </draw:line>
          <draw:line draw:style-name="gr12" draw:text-style-name="P5" draw:layer="layout" svg:x1="6.81cm" svg:y1="3.9cm" svg:x2="7.385cm" svg:y2="4.009cm">
            <text:p/>
          </draw:line>
          <draw:line draw:style-name="gr12" draw:text-style-name="P5" draw:layer="layout" svg:x1="6.806cm" svg:y1="3.903cm" svg:x2="7.381cm" svg:y2="3.791cm">
            <text:p/>
          </draw:line>
          <draw:line draw:style-name="gr12" draw:text-style-name="P5" draw:layer="layout" svg:x1="7.382cm" svg:y1="4.008cm" svg:x2="6.807cm" svg:y2="4.12cm">
            <text:p/>
          </draw:line>
          <draw:line draw:style-name="gr12" draw:text-style-name="P5" draw:layer="layout" svg:x1="7.382cm" svg:y1="4.225cm" svg:x2="6.807cm" svg:y2="4.337cm">
            <text:p/>
          </draw:line>
          <draw:line draw:style-name="gr12" draw:text-style-name="P5" draw:layer="layout" svg:x1="7.386cm" svg:y1="4.228cm" svg:x2="6.811cm" svg:y2="4.119cm">
            <text:p/>
          </draw:line>
          <draw:line draw:style-name="gr12" draw:text-style-name="P5" draw:layer="layout" svg:x1="6.81cm" svg:y1="4.327cm" svg:x2="7.385cm" svg:y2="4.436cm">
            <text:p/>
          </draw:line>
          <draw:line draw:style-name="gr12" draw:text-style-name="P5" draw:layer="layout" svg:x1="6.811cm" svg:y1="4.544cm" svg:x2="7.386cm" svg:y2="4.653cm">
            <text:p/>
          </draw:line>
          <draw:line draw:style-name="gr12" draw:text-style-name="P5" draw:layer="layout" svg:x1="6.807cm" svg:y1="4.547cm" svg:x2="7.382cm" svg:y2="4.435cm">
            <text:p/>
          </draw:line>
          <draw:line draw:style-name="gr12" draw:text-style-name="P5" draw:layer="layout" svg:x1="7.382cm" svg:y1="4.651cm" svg:x2="6.807cm" svg:y2="4.763cm">
            <text:p/>
          </draw:line>
          <draw:line draw:style-name="gr12" draw:text-style-name="P5" draw:layer="layout" svg:x1="7.382cm" svg:y1="4.869cm" svg:x2="7.04cm" svg:y2="4.933cm">
            <text:p/>
          </draw:line>
          <draw:line draw:style-name="gr12" draw:text-style-name="P5" draw:layer="layout" svg:x1="7.386cm" svg:y1="4.871cm" svg:x2="6.811cm" svg:y2="4.762cm">
            <text:p/>
          </draw:line>
        </draw:g>
        <draw:line draw:style-name="gr13" draw:text-style-name="P5" draw:layer="layout" svg:x1="7.096cm" svg:y1="3.108cm" svg:x2="7.096cm" svg:y2="3.794cm">
          <text:p/>
        </draw:line>
        <draw:line draw:style-name="gr13" draw:text-style-name="P5" draw:layer="layout" svg:x1="7.996cm" svg:y1="3.108cm" svg:x2="7.996cm" svg:y2="3.794cm">
          <text:p/>
        </draw:line>
        <draw:line draw:style-name="gr13" draw:text-style-name="P5" draw:layer="layout" svg:x1="8.996cm" svg:y1="3.108cm" svg:x2="8.996cm" svg:y2="3.794cm">
          <text:p/>
        </draw:line>
        <draw:line draw:style-name="gr13" draw:text-style-name="P5" draw:layer="layout" svg:x1="9.001cm" svg:y1="4.937cm" svg:x2="9.001cm" svg:y2="6.003cm">
          <text:p/>
        </draw:line>
        <draw:line draw:style-name="gr13" draw:text-style-name="P5" draw:layer="layout" svg:x1="8.001cm" svg:y1="4.937cm" svg:x2="8.001cm" svg:y2="6.003cm">
          <text:p/>
        </draw:line>
        <draw:line draw:style-name="gr13" draw:text-style-name="P5" draw:layer="layout" svg:x1="7.101cm" svg:y1="4.937cm" svg:x2="7.101cm" svg:y2="6.003cm">
          <text:p/>
        </draw:line>
        <draw:line draw:style-name="gr13" draw:text-style-name="P5" draw:layer="layout" svg:x1="9.901cm" svg:y1="4.937cm" svg:x2="9.901cm" svg:y2="6.003cm">
          <text:p/>
        </draw:line>
        <draw:line draw:style-name="gr13" draw:text-style-name="P5" xml:id="id5" draw:id="id5" draw:layer="layout" svg:x1="7.063cm" svg:y1="5.965cm" svg:x2="10.271cm" svg:y2="5.978cm">
          <text:p/>
        </draw:line>
        <draw:g xml:id="id4" draw:id="id4">
          <draw:line draw:style-name="gr12" draw:text-style-name="P5" draw:layer="layout" svg:x1="11.014cm" svg:y1="7.07cm" svg:x2="11.362cm" svg:y2="7.131cm">
            <text:p/>
          </draw:line>
          <draw:line draw:style-name="gr12" draw:text-style-name="P5" draw:layer="layout" svg:x1="10.786cm" svg:y1="7.239cm" svg:x2="11.361cm" svg:y2="7.348cm">
            <text:p/>
          </draw:line>
          <draw:line draw:style-name="gr12" draw:text-style-name="P5" draw:layer="layout" svg:x1="10.782cm" svg:y1="7.242cm" svg:x2="11.357cm" svg:y2="7.13cm">
            <text:p/>
          </draw:line>
          <draw:line draw:style-name="gr12" draw:text-style-name="P5" draw:layer="layout" svg:x1="11.358cm" svg:y1="7.347cm" svg:x2="10.783cm" svg:y2="7.459cm">
            <text:p/>
          </draw:line>
          <draw:line draw:style-name="gr12" draw:text-style-name="P5" draw:layer="layout" svg:x1="11.358cm" svg:y1="7.564cm" svg:x2="10.783cm" svg:y2="7.676cm">
            <text:p/>
          </draw:line>
          <draw:line draw:style-name="gr12" draw:text-style-name="P5" draw:layer="layout" svg:x1="11.362cm" svg:y1="7.567cm" svg:x2="10.787cm" svg:y2="7.458cm">
            <text:p/>
          </draw:line>
          <draw:line draw:style-name="gr12" draw:text-style-name="P5" draw:layer="layout" svg:x1="10.786cm" svg:y1="7.666cm" svg:x2="11.361cm" svg:y2="7.775cm">
            <text:p/>
          </draw:line>
          <draw:line draw:style-name="gr12" draw:text-style-name="P5" draw:layer="layout" svg:x1="10.787cm" svg:y1="7.883cm" svg:x2="11.362cm" svg:y2="7.992cm">
            <text:p/>
          </draw:line>
          <draw:line draw:style-name="gr12" draw:text-style-name="P5" draw:layer="layout" svg:x1="10.783cm" svg:y1="7.886cm" svg:x2="11.358cm" svg:y2="7.774cm">
            <text:p/>
          </draw:line>
          <draw:line draw:style-name="gr12" draw:text-style-name="P5" draw:layer="layout" svg:x1="11.358cm" svg:y1="7.99cm" svg:x2="10.783cm" svg:y2="8.102cm">
            <text:p/>
          </draw:line>
          <draw:line draw:style-name="gr12" draw:text-style-name="P5" draw:layer="layout" svg:x1="11.358cm" svg:y1="8.208cm" svg:x2="11.016cm" svg:y2="8.272cm">
            <text:p/>
          </draw:line>
          <draw:line draw:style-name="gr12" draw:text-style-name="P5" draw:layer="layout" svg:x1="11.362cm" svg:y1="8.21cm" svg:x2="10.787cm" svg:y2="8.101cm">
            <text:p/>
          </draw:line>
        </draw:g>
        <draw:connector draw:style-name="gr9" draw:text-style-name="P2" draw:layer="layout" svg:x1="11.072cm" svg:y1="7.07cm" svg:x2="10.271cm" svg:y2="5.971cm" draw:start-shape="id4" draw:start-glue-point="0" draw:end-shape="id5" draw:end-glue-point="1" svg:d="M11072 7070v-1099h-801" svg:viewBox="0 0 802 1100">
          <text:p/>
        </draw:connector>
        <draw:connector draw:style-name="gr9" draw:text-style-name="P2" draw:layer="layout" svg:x1="11.072cm" svg:y1="8.272cm" svg:x2="5.118cm" svg:y2="7.199cm" draw:start-shape="id4" draw:start-glue-point="2" draw:end-shape="id2" draw:end-glue-point="0" svg:d="M11072 8272v551h-2768v-2175h-3186v551" svg:viewBox="0 0 5955 2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45:07.876937476</dc:date>
    <meta:editing-duration>PT22M57S</meta:editing-duration>
    <meta:editing-cycles>8</meta:editing-cycles>
    <meta:generator>LibreOffice/5.1.6.2$Linux_X86_64 LibreOffice_project/10m0$Build-2</meta:generator>
    <meta:document-statistic meta:object-count="89"/>
  </office:meta>
</office:document-meta>
</file>